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6_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5</text:p>
      <text:p text:style-name="P5">Fragment<text:tab/><text:tab/><text:tab/><text:tab/><text:tab/></text:p>
      <text:p text:style-name="P5">Pagination <text:tab/><text:tab/><text:tab/><text:tab/><text:tab/>Y, through page 8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3">[Note: The number "118" is written in pencil and circled in the top right corner of the page.]</text:p>
      <text:p text:style-name="P2">An admonitory lecture./</text:p>
      <text:p text:style-name="P2"/>
      <text:p text:style-name="P3">[Page 1]</text:p>
      <text:p text:style-name="P3"><text:tab/>Brethren! <text:s/>There exists in our communities a fondness/ for the sensational, which some journals are pleased to/ <text:span text:style-name="T2">to graf</text:span><text:span text:style-name="T4"> gratify against all rules of propriety, and often/ to the perversion of truth. <text:s/>Civility would demand that/ the religious feelings of any denomination be not unnecessa-/-rily wounded, but when absolute falsehood is made to/ breed popular prejudice, the offence[sic!] becomes still more/ grievous. <text:s/>Of this offence[sic!] the secular press in a neigh-/-boring city is guilty at all times. <text:s/>Now: I can readily/ understand why some obscure sheets which depend for/ their continuance upon the patronage of individualism the lowest grade/ of society--whom they think it unwise to elevate--have/ a fling at the Jew. <text:s/>It is their pabalism; their daily/ subsistence. <text:s/>But I cannot </text:span><text:span text:style-name="T2">fis</text:span><text:span text:style-name="T4"> allege a reason for the/ perpetuation of that wrong by </text:span><text:span text:style-name="T2">Da</text:span><text:span text:style-name="T4"> papers which circulate/ among a better class of </text:span><text:span text:style-name="T2">society</text:span><text:span text:style-name="T4"> the community, and which/ possess ample means enabling them to assume a/ high-toned independence. <text:s/>Yet, inexplicable as we/ may consider it, a journal which has acquired an en-/-viable notoriety for having materially aided scientific/ researches and discoveries </text:span><text:span text:style-name="T2">by</text:span><text:span text:style-name="T4"> with its princely wealth,/</text:span></text:p>
      <text:p text:style-name="P3"><text:span text:style-name="T4"/></text:p>
      <text:p text:style-name="P3"><text:span text:style-name="T4">[Page 2]</text:span></text:p>
      <text:p text:style-name="P3"><text:span text:style-name="T4">caters for a depraved taste by frequently filling its/ columns with writings exposing to ridicule either our/ people or our practices. <text:s/>We must and can stand/ bantering. <text:s/>Perhaps we may finally live it down/ </text:span><text:soft-page-break/><text:span text:style-name="T4">in this country. <text:s/>But we are too jealous of our reputation/ as steadfast adherents to a Monotheistic belief not/ to feel aggrieved when an impression to the contrary/ is recklessly created. <text:s/>My attention was lately/ called by an intelligent and observant Jewess to an/ invitation which a worthless being born of our race sent/ to all "Christian Israelites," and which, surprisingly, he/ succeeded in having published in a New York popular/ journal. <text:s/>Reading that invitation, the Community/ have a ground for thinking that a large body of/ men of the seed of Jacob, though worshipping[sic!] a triune/ god, </text:span><text:span text:style-name="T2">is</text:span><text:span text:style-name="T4"> can really </text:span><text:span text:style-name="T2">to</text:span><text:span text:style-name="T4"> be met in the United States; for,/ it is to such that the apostate addresses himself, urging/ for an early convention, to facilitate an alliance with all/ Hebrews of the same stamp. <text:s/>I shall not follow/ the renegade in his vagaries. <text:s/>What he writes about/ </text:span><text:span text:style-name="T5">Shilo</text:span><text:span text:style-name="T6">, the promised Messiah, and touching the necessity/ we stand in to make a national confession of the sin of deicide,/</text:span></text:p>
      <text:p text:style-name="P3"><text:span text:style-name="T6"/></text:p>
      <text:p text:style-name="P3"><text:span text:style-name="T6">[Page 3]</text:span></text:p>
      <text:p text:style-name="P3"><text:span text:style-name="T6">is too hackeneyed[sic!] and trite not to provoke a derisive/ smile. <text:s/>His plan for petitioning all governments in the/ world to restore to us Palestine, so that the principles of/ the new testament may form there the basis of our recon-/-structed existence would prove him demented. <text:s/>But whe-/-ther a craving for notoriety or sheer madness dictated/ the summons, the paper which gave it publicity has of-/-fended greatly. <text:s/>It has engendered the opinion that/ many </text:span><text:span text:style-name="T3">are</text:span><text:span text:style-name="T6"> in America </text:span><text:span text:style-name="T3">eager</text:span><text:span text:style-name="T6"> are deserting our ranks, eager to/ make common cause with our religious opponents, and that/ the number of Hebrews abroad who have exchanged the/ Synagogue for the Church is such as to warrant the possi-/-bility of an imposing assemblage of them in some principal/ city. <text:s/>This aspersion ought not to go unresented, and/ there should have been left enough spirit in </text:span><text:span text:style-name="T3">th</text:span><text:span text:style-name="T6"> our/ brothers of a sister city to force the wretched scribbler into/ a hiding place of disgrace, through the very same </text:span><text:span text:style-name="T3">pu-</text:span><text:span text:style-name="T6">/ journal which has pushed him on into note....../ But speaking to you, my Brethren, with all friendly/ candor, I acknowledge that the conduct of many/ Israelites in this land does justify the suspicion of a/ </text:span></text:p>
      <text:p text:style-name="P3"><text:span text:style-name="T6"/></text:p>
      <text:p text:style-name="P3"><text:span text:style-name="T6">[Page 4]</text:span></text:p>
      <text:p text:style-name="P3"><text:span text:style-name="T6">general defection. <text:s/>Witness, the festivities of the/ present week, which, originating with ancient hea-/-thenism, and having been transferred </text:span><text:span text:style-name="T3">for</text:span><text:span text:style-name="T6"> as a political/ measure, to Christianity, find so vast a quantity of/ Abraham's descendants to join in most heartily./ <text:s/>I am not a cynic by nature. <text:s/>I am by disposition/ fond of all my fellow-beings, irrespective of creed, or/ nationality and I would have my neighbors </text:span><text:span text:style-name="T3">to</text:span><text:span text:style-name="T6"> choose such diversions as best promote home reunions and social good-will, but where is consistency, where self-respect/ in us as Jews to show</text:span><text:span text:style-name="T3">ing</text:span><text:span text:style-name="T6"> that while we allow </text:span><text:span text:style-name="T3">the</text:span><text:span text:style-name="T6"> our grand-historic/ memories to lie in the pit of oblivion, we help </text:span><text:span text:style-name="T3">in</text:span><text:span text:style-name="T6"> to keep/ alive inauthentic stories entirely foreign, if not </text:span><text:span text:style-name="T3">pan</text:span><text:span text:style-name="T6">/ painfully hostile to the </text:span><text:span text:style-name="T3">Jewish</text:span><text:span text:style-name="T6"> ancestral religion?......God forbid,/ that I should agree with that apostate Jew who would/ fain represent us as inclined to accept for our ever-/lasting Redeemer the son of man whose induction into/ the world, the bulk of the inhabitants of this country/ celebrate</text:span><text:span text:style-name="T3">d</text:span><text:span text:style-name="T6"> at this season, but the example we set/ before our children is frought[sic!] with ill-omens. <text:s/>It is/ a </text:span><text:span text:style-name="T3">coffin</text:span><text:span text:style-name="T6"> nail in the coffin </text:span><text:span text:style-name="T3">in the coffin</text:span><text:span text:style-name="T6"> of our/ venerable mother--the Hebrew faith. <text:s/>She will be/ dead for our offspring, who will remember her only as/ a think in a state of decrepitude, treated by their parents/ irreverently./</text:span></text:p>
      <text:p text:style-name="P3"><text:span text:style-name="T6"/></text:p>
      <text:p text:style-name="P3"><text:span text:style-name="T6">[Page 5]</text:span></text:p>
      <text:p text:style-name="P3"><text:span text:style-name="T6">Ah! my Brethren! <text:s/>Would that my eyes saw not, nor/ </text:span><text:span text:style-name="T3">that</text:span><text:span text:style-name="T6"> my </text:span><text:span text:style-name="T3">hear</text:span><text:span text:style-name="T6"> ears heard the shame of the house of Israel./ <text:s/>In our streets the testimonies are cast aside, through a/ culpable indifferentism; in a hall of a neighboring/ city a new teacher commands their abolition, and advo-/-cates the usages and practices of the Nazarenes as more/ useful and sensible. <text:s/></text:span><text:span text:style-name="T3">He rewins</text:span><text:span text:style-name="T6"> People are charmed./ <text:s/>He wins the </text:span><text:span text:style-name="T3">applause</text:span><text:span text:style-name="T6"> plaudits of Hebrews whom to conci-/-liate and draw to the Synagogue from which they had/ been estranged, not long ago a time-honored liturgy and/ the ritual service were remodelled[sic!] and modernized./ <text:s/>When that teacher dogmatically asserts that Passover/ and the paschal-lamb are a substitute for the human/ sacrifice of the first-born into which our fathers were/ wont to indulge; when </text:span><text:soft-page-break/><text:span text:style-name="T6">he declares that Monotheism/ is no more the property of Mosaism, than of Buddhism,/ all look up admiringly; a smile of complacence and/ approval rests on every countenance, at what is deemed/ so broad, so liberal, so free from any secta-/rianism./</text:span></text:p>
      <text:p text:style-name="P3"><text:span text:style-name="T6"/></text:p>
      <text:p text:style-name="P3"><text:span text:style-name="T6">[Page 6]</text:span></text:p>
      <text:p text:style-name="P3"><text:span text:style-name="T6">Dear Brethren! <text:s/>I will unbosom myself to you, this morn-/-ing. <text:s/>There has been a time in which I felt disposed to judge</text:span><text:span text:style-name="T3">d</text:span><text:span text:style-name="T6"> favorably/ of that son of </text:span><text:span text:style-name="T3">[?]</text:span><text:span text:style-name="T6"> superannuated Rabbi of a New/ York temple. <text:s/>Believing him learned, I fancied/ that he was eager to employ his talents for bringing/ about a reformation, which, proscribing all external/ signs of religion, might draw closer together in amity,/ different denominations now hostile to each other./ <text:s/>I could not naturally symapthise[sic!] with the would-be apostle/ nor with his principles. <text:s/>I considered him an/ unpractical enthusiast, but honest withal. <text:s/>Now,/ I register his name in the book where the sycophants/ and time-serving whose sole aim in life is to win </text:span><text:span text:style-name="T3">public</text:span><text:span text:style-name="T6">/ popularity figure conspicuously. <text:s/>For it be true,/ as reported, that he recommends the festivities of the/ present season, and bids all his hearers to participate/ </text:span><text:span text:style-name="T3">thus</text:span><text:span text:style-name="T6"> therein because the majority observe them, then/ expediency and not the right is taught in his school/ to be the standard that man should follow; then to/ run after the multitude is to seek wisdom, and the/ minority must always sacrifice convictions upon/ the altar of convenience............/</text:span></text:p>
      <text:p text:style-name="P3"><text:span text:style-name="T6"/></text:p>
      <text:p text:style-name="P3"><text:span text:style-name="T6">[Page 7]</text:span></text:p>
      <text:p text:style-name="P3"><text:span text:style-name="T6">Here, it is Christianity, or members of the Christian/ creed that reckon the largest number. <text:s/>They have their/ days of rest, and seasons of recreation. <text:s/>Jews must readily/ make the exchange, and wipe</text:span><text:span text:style-name="T3">d</text:span><text:span text:style-name="T6"> away the whole of/ the twenty third chapter of Leviticus. <text:s/>Where Islam/ rules, other periods of the week &amp; of the year are set/ apart as holy. <text:s/>Jews must see there also </text:span><text:span text:style-name="T3">in</text:span><text:span text:style-name="T6"> discretion/ in forming an amalgamation. <text:s/>And inasmuch as/ the Hindoos[sic!] also have a knowledge of Almighty/ God, whom they serve under some material form, Jews/ should there likewise bend the knee to the idol, and/ part with the Decalogue............/ Why so much suffering? <text:s/>Why the martyrdom of/ twenty centuries? <text:s/>Why have rivers run with the blood/ of our fathers? <text:s/>Folly it was in Akibah </text:span><text:span text:style-name="T3">of</text:span><text:span text:style-name="T6">/ </text:span><text:span text:style-name="T3">yore</text:span><text:span text:style-name="T6"> to expose his hoary head to the engines of the/ torture. <text:s/>The ordinance of Adrian was supreme, all/ bowed to it. <text:s/>To no purpose that old Rabbi suffered/ his flesh to be torn from off his body....Away, </text:span><text:span text:style-name="T3">[?]</text:span><text:span text:style-name="T6"> im-/pious thought! <text:s/>No: with the blood of such/</text:span></text:p>
      <text:p text:style-name="P3"><text:span text:style-name="T6"/></text:p>
      <text:p text:style-name="P3"><text:span text:style-name="T6">[Page 8]</text:span></text:p>
      <text:p text:style-name="P3"><text:span text:style-name="T6">we purchased eternity upon earth, to verify the revealed word/ </text:span><text:span text:style-name="T3">of our</text:span><text:span text:style-name="T6"> that "God is not a man who lies, nor the son of/ man who repents." <text:s/>Hear the prediction. <text:s/>The/ Eagle (Adler) that fain would carry us in one of its/ flights to the way of destruction, will be left wingless;/ and Israel and his law will remain indestructible. <text:s/>May the/ </text:span><text:span text:style-name="T3">Israel</text:span><text:span text:style-name="T6"> Lord of our fathers grant that when the day of reckoning arrives,/ we be found among the remnant of the faithful few,/ who have </text:span><text:span text:style-name="T3">stood</text:span><text:span text:style-name="T6"> faced the fiery battle. <text:s/>On</text:span><text:span text:style-name="T3">e</text:span><text:span text:style-name="T6"> one side the/ darts of the church whizzing </text:span><text:span text:style-name="T3">in</text:span><text:span text:style-name="T6"> through the air to exterminate/ us; on the other the arrows of apostates trying to pierce/ our hearts; here, the </text:span><text:span text:style-name="T3">destructive</text:span><text:span text:style-name="T6"> baneful example of Radicalism,/ there the taunts of the unprogressive; exposed everywhere/ to danger but standing our ground resolutely; turning/ neither to the right to gratify the changelings, nor to the/ left to avoid ridicule, but walking straitforwardly[sic!]/ to serve God with singleness of heart, with honesty and/ truth....../</text:span></text:p>
      <text:p text:style-name="P3"><text:span text:style-name="T6">Oh! be Thou with us, Almighty King in our straitness[sic!]./ <text:s/>For verily fearful </text:span><text:span text:style-name="T3">is</text:span><text:span text:style-name="T6"> are the difficulties with which we must/ grapple not to be unfaithful unto Thee. <text:s/>Strengthen us/ for the victory, and when we shall have come forth unscathed,/</text:span></text:p>
      <text:p text:style-name="P3"><text:span text:style-name="T6"/></text:p>
      <text:p text:style-name="P3"><text:span text:style-name="T6">[Page 9]</text:span></text:p>
      <text:p text:style-name="P3"><text:span text:style-name="T6">illumine still our understanding that we may follow/ what Thou willest, and seek neither the whimsical,/ the fickle approval of the populace, nor any perishable/ advantage, but only the </text:span><text:soft-page-break/><text:span text:style-name="T6">unspeakable pleasure of having/ loved Thee, O our Father, and adhered to Thy word, O/ our Legislator, our Protector, our Saviour. <text:s/>Amen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4:52:35.41</meta:creation-date>
    <meta:document-statistic meta:table-count="0" meta:image-count="0" meta:object-count="0" meta:page-count="5" meta:paragraph-count="82" meta:word-count="1811" meta:character-count="11245"/>
    <dc:date>2013-02-13T15:36:53.13</dc:date>
    <meta:editing-duration>PT8M16S</meta:editing-duration>
    <meta:editing-cycles>1</meta:editing-cycles>
    <meta:generator>OpenOffice.org/3.4.1$Win32 OpenOffice.org_project/341m1$Build-9593</meta:generator>
  </office:meta>
</office:document-meta>
</file>